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3.01pt"/>
    </style:style>
    <style:style style:name="co2" style:family="table-column">
      <style:table-column-properties fo:break-before="auto" style:column-width="163.16pt"/>
    </style:style>
    <style:style style:name="co3" style:family="table-column">
      <style:table-column-properties fo:break-before="auto" style:column-width="36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</office:automatic-styles>
  <office:body>
    <office:spreadsheet>
      <table:calculation-settings table:automatic-find-labels="false"/>
      <table:table table:name="counting_rows_ms_w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Anthony McGill (snooker player)</text:p>
          </table:table-cell>
          <table:table-cell office:value-type="string" calcext:value-type="string">
            <text:p>ranking w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Johnston-Allen</text:p>
          </table:table-cell>
          <table:table-cell office:value-type="string" calcext:value-type="string">
            <text:p>ranking wi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y Griffiths</text:p>
          </table:table-cell>
          <table:table-cell office:value-type="string" calcext:value-type="string">
            <text:p>ranking w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Higgins (snooker player)</text:p>
          </table:table-cell>
          <table:table-cell office:value-type="string" calcext:value-type="string">
            <text:p>ranking win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raeme Dott</text:p>
          </table:table-cell>
          <table:table-cell office:value-type="string" calcext:value-type="string">
            <text:p>ranking wi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Herald (Sharon)</text:p>
          </table:table-cell>
          <table:table-cell office:value-type="string" calcext:value-type="string">
            <text:p>circulation</text:p>
          </table:table-cell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string" calcext:value-type="string">
            <text:p>H.O.W. Journal</text:p>
          </table:table-cell>
          <table:table-cell office:value-type="string" calcext:value-type="string">
            <text:p>circulation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'Officiel</text:p>
          </table:table-cell>
          <table:table-cell office:value-type="string" calcext:value-type="string">
            <text:p>circulation</text:p>
          </table:table-cell>
          <table:table-cell office:value-type="float" office:value="101719" calcext:value-type="float">
            <text:p>101719</text:p>
          </table:table-cell>
        </table:table-row>
        <table:table-row table:style-name="ro1">
          <table:table-cell office:value-type="string" calcext:value-type="string">
            <text:p>The Music Scene (magazine)</text:p>
          </table:table-cell>
          <table:table-cell office:value-type="string" calcext:value-type="string">
            <text:p>circulation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Pipe Dream (newspaper)</text:p>
          </table:table-cell>
          <table:table-cell office:value-type="string" calcext:value-type="string">
            <text:p>circulation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FC Neftekhimik Nizhnekamsk <text:s/>Stanislav Matyash <text:s/>1</text:p>
          </table:table-cell>
          <table:table-cell office:value-type="string" calcext:value-type="string">
            <text:p>squad numb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K Rudar Probištip <text:s/>Tihi Vasilevski <text:s/>1</text:p>
          </table:table-cell>
          <table:table-cell office:value-type="string" calcext:value-type="string">
            <text:p>squad numb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chuan Longfor F.C. <text:s/>Mao Xun <text:s/>1</text:p>
          </table:table-cell>
          <table:table-cell office:value-type="string" calcext:value-type="string">
            <text:p>squad numb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5 PFC CSKA Moscow season <text:s/>Kirill Kochubei <text:s/>1</text:p>
          </table:table-cell>
          <table:table-cell office:value-type="string" calcext:value-type="string">
            <text:p>squad numb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imbledon F.C. <text:s/>Alex Tapp <text:s/>1</text:p>
          </table:table-cell>
          <table:table-cell office:value-type="string" calcext:value-type="string">
            <text:p>squad numb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 Bangkok</text:p>
          </table:table-cell>
          <table:table-cell office:value-type="string" calcext:value-type="string">
            <text:p>number of sui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lsdon Park Hotel</text:p>
          </table:table-cell>
          <table:table-cell office:value-type="string" calcext:value-type="string">
            <text:p>number of suit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irmont Beijing</text:p>
          </table:table-cell>
          <table:table-cell office:value-type="string" calcext:value-type="string">
            <text:p>number of suit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heraton Aleppo Hotel</text:p>
          </table:table-cell>
          <table:table-cell office:value-type="string" calcext:value-type="string">
            <text:p>number of suit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xford and Cambridge Club</text:p>
          </table:table-cell>
          <table:table-cell office:value-type="string" calcext:value-type="string">
            <text:p>number of sui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apaca</text:p>
          </table:table-cell>
          <table:table-cell office:value-type="string" calcext:value-type="string">
            <text:p>eruption yea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Nevado de Toluca</text:p>
          </table:table-cell>
          <table:table-cell office:value-type="string" calcext:value-type="string">
            <text:p>eruption year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Aguilera (volcano)</text:p>
          </table:table-cell>
          <table:table-cell office:value-type="string" calcext:value-type="string">
            <text:p>eruption year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The Pleiades (volcano group)</text:p>
          </table:table-cell>
          <table:table-cell office:value-type="string" calcext:value-type="string">
            <text:p>eruption year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Payun Matru</text:p>
          </table:table-cell>
          <table:table-cell office:value-type="string" calcext:value-type="string">
            <text:p>eruption year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Institute of Inorganic Chemistry Slovak Academy of Sciences</text:p>
          </table:table-cell>
          <table:table-cell office:value-type="string" calcext:value-type="string">
            <text:p>number of doctoral studen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ternational Institute of Information Technology, Bhubaneswar</text:p>
          </table:table-cell>
          <table:table-cell office:value-type="string" calcext:value-type="string">
            <text:p>number of doctoral studen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ty University Kolkata</text:p>
          </table:table-cell>
          <table:table-cell office:value-type="string" calcext:value-type="string">
            <text:p>number of doctoral student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oethe University Frankfurt</text:p>
          </table:table-cell>
          <table:table-cell office:value-type="string" calcext:value-type="string">
            <text:p>number of doctoral students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Rizvi College of Engineering</text:p>
          </table:table-cell>
          <table:table-cell office:value-type="string" calcext:value-type="string">
            <text:p>number of doctoral studen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 at the 1964 Winter Olympics</text:p>
          </table:table-cell>
          <table:table-cell office:value-type="string" calcext:value-type="string">
            <text:p>rank in final medal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nited States at the 1998 Winter Olympics</text:p>
          </table:table-cell>
          <table:table-cell office:value-type="string" calcext:value-type="string">
            <text:p>rank in final medal co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eden at the 2006 Winter Olympics</text:p>
          </table:table-cell>
          <table:table-cell office:value-type="string" calcext:value-type="string">
            <text:p>rank in final medal cou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ada at the 1980 Winter Olympics</text:p>
          </table:table-cell>
          <table:table-cell office:value-type="string" calcext:value-type="string">
            <text:p>rank in final medal cou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ustria at the 2014 Winter Olympics</text:p>
          </table:table-cell>
          <table:table-cell office:value-type="string" calcext:value-type="string">
            <text:p>rank in final medal cou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ght Lights Film Journal</text:p>
          </table:table-cell>
          <table:table-cell office:value-type="string" calcext:value-type="string">
            <text:p>image siz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escent (magazine)</text:p>
          </table:table-cell>
          <table:table-cell office:value-type="string" calcext:value-type="string">
            <text:p>image siz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er Adler</text:p>
          </table:table-cell>
          <table:table-cell office:value-type="string" calcext:value-type="string">
            <text:p>image size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Road &amp; Travel Magazine</text:p>
          </table:table-cell>
          <table:table-cell office:value-type="string" calcext:value-type="string">
            <text:p>image siz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 Jump</text:p>
          </table:table-cell>
          <table:table-cell office:value-type="string" calcext:value-type="string">
            <text:p>image size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Bordentown (River Line station)</text:p>
          </table:table-cell>
          <table:table-cell office:value-type="string" calcext:value-type="string">
            <text:p>fare z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x Dormoy (Paris Métro)</text:p>
          </table:table-cell>
          <table:table-cell office:value-type="string" calcext:value-type="string">
            <text:p>fare z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khtennaya</text:p>
          </table:table-cell>
          <table:table-cell office:value-type="string" calcext:value-type="string">
            <text:p>fare z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caster Gate tube station</text:p>
          </table:table-cell>
          <table:table-cell office:value-type="string" calcext:value-type="string">
            <text:p>fare z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atham Hill railway station</text:p>
          </table:table-cell>
          <table:table-cell office:value-type="string" calcext:value-type="string">
            <text:p>fare z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ourab Tsiskaridze <text:s/>12</text:p>
          </table:table-cell>
          <table:table-cell office:value-type="string" calcext:value-type="string">
            <text:p>number of match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da El-Weshi <text:s/>6</text:p>
          </table:table-cell>
          <table:table-cell office:value-type="string" calcext:value-type="string">
            <text:p>number of match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ma Wangdi (footballer) <text:s/>3</text:p>
          </table:table-cell>
          <table:table-cell office:value-type="string" calcext:value-type="string">
            <text:p>number of matc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oš Živković (footballer, born 1985) <text:s/>4</text:p>
          </table:table-cell>
          <table:table-cell office:value-type="string" calcext:value-type="string">
            <text:p>number of match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ddy Georgeson <text:s/>7</text:p>
          </table:table-cell>
          <table:table-cell office:value-type="string" calcext:value-type="string">
            <text:p>number of match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dical Universities (Myanmar)</text:p>
          </table:table-cell>
          <table:table-cell office:value-type="string" calcext:value-type="string">
            <text:p>number of undergraduate student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ulf Medical University</text:p>
          </table:table-cell>
          <table:table-cell office:value-type="string" calcext:value-type="string">
            <text:p>number of undergraduate student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ational Taiwan University</text:p>
          </table:table-cell>
          <table:table-cell office:value-type="string" calcext:value-type="string">
            <text:p>number of undergraduate students</text:p>
          </table:table-cell>
          <table:table-cell office:value-type="float" office:value="16533" calcext:value-type="float">
            <text:p>16533</text:p>
          </table:table-cell>
        </table:table-row>
        <table:table-row table:style-name="ro1">
          <table:table-cell office:value-type="string" calcext:value-type="string">
            <text:p>Robert R. McCormick School of Engineering and Applied Science</text:p>
          </table:table-cell>
          <table:table-cell office:value-type="string" calcext:value-type="string">
            <text:p>number of undergraduate students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Lasell College</text:p>
          </table:table-cell>
          <table:table-cell office:value-type="string" calcext:value-type="string">
            <text:p>number of undergraduate students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Alveus of hippocampus</text:p>
          </table:table-cell>
          <table:table-cell office:value-type="string" calcext:value-type="string">
            <text:p>brain info numbe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emporopontine fibers</text:p>
          </table:table-cell>
          <table:table-cell office:value-type="string" calcext:value-type="string">
            <text:p>brain info number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Principal sensory nucleus of trigeminal nerve</text:p>
          </table:table-cell>
          <table:table-cell office:value-type="string" calcext:value-type="string">
            <text:p>brain info number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Ventricular system</text:p>
          </table:table-cell>
          <table:table-cell office:value-type="string" calcext:value-type="string">
            <text:p>brain info numb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ateral globus pallidus</text:p>
          </table:table-cell>
          <table:table-cell office:value-type="string" calcext:value-type="string">
            <text:p>brain info numbe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Keraterm camp</text:p>
          </table:table-cell>
          <table:table-cell office:value-type="string" calcext:value-type="string">
            <text:p>number of death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apušnik prison camp</text:p>
          </table:table-cell>
          <table:table-cell office:value-type="string" calcext:value-type="string">
            <text:p>number of death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chelen transit camp</text:p>
          </table:table-cell>
          <table:table-cell office:value-type="string" calcext:value-type="string">
            <text:p>number of death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erzogenbusch concentration camp</text:p>
          </table:table-cell>
          <table:table-cell office:value-type="string" calcext:value-type="string">
            <text:p>number of deaths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Čelebići prison camp</text:p>
          </table:table-cell>
          <table:table-cell office:value-type="string" calcext:value-type="string">
            <text:p>number of death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lmont University</text:p>
          </table:table-cell>
          <table:table-cell office:value-type="string" calcext:value-type="string">
            <text:p>number of postgraduate students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Tel Aviv University</text:p>
          </table:table-cell>
          <table:table-cell office:value-type="string" calcext:value-type="string">
            <text:p>number of postgraduate students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string" calcext:value-type="string">
            <text:p>Bangabasi College</text:p>
          </table:table-cell>
          <table:table-cell office:value-type="string" calcext:value-type="string">
            <text:p>number of postgraduate studen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owa Pharmaceutical University</text:p>
          </table:table-cell>
          <table:table-cell office:value-type="string" calcext:value-type="string">
            <text:p>number of postgraduate student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itsumeikan University</text:p>
          </table:table-cell>
          <table:table-cell office:value-type="string" calcext:value-type="string">
            <text:p>number of postgraduate students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Courtier Islands</text:p>
          </table:table-cell>
          <table:table-cell office:value-type="string" calcext:value-type="string">
            <text:p>number of island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Yam Island (Queensland)</text:p>
          </table:table-cell>
          <table:table-cell office:value-type="string" calcext:value-type="string">
            <text:p>number of is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m Island (New York)</text:p>
          </table:table-cell>
          <table:table-cell office:value-type="string" calcext:value-type="string">
            <text:p>number of is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ffiths Island</text:p>
          </table:table-cell>
          <table:table-cell office:value-type="string" calcext:value-type="string">
            <text:p>number of islan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nier Archipelago</text:p>
          </table:table-cell>
          <table:table-cell office:value-type="string" calcext:value-type="string">
            <text:p>number of islan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fjord Tunnel</text:p>
          </table:table-cell>
          <table:table-cell office:value-type="string" calcext:value-type="string">
            <text:p>number of la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tle Tunnel</text:p>
          </table:table-cell>
          <table:table-cell office:value-type="string" calcext:value-type="string">
            <text:p>number of lan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Çakıt Tunnel</text:p>
          </table:table-cell>
          <table:table-cell office:value-type="string" calcext:value-type="string">
            <text:p>number of la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high Tunnel</text:p>
          </table:table-cell>
          <table:table-cell office:value-type="string" calcext:value-type="string">
            <text:p>number of la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sago Tunnel</text:p>
          </table:table-cell>
          <table:table-cell office:value-type="string" calcext:value-type="string">
            <text:p>number of la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Affiliated Jhongli Senior High School of National Central University</text:p>
          </table:table-cell>
          <table:table-cell office:value-type="string" calcext:value-type="string">
            <text:p>age rang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ras International School, Almaty</text:p>
          </table:table-cell>
          <table:table-cell office:value-type="string" calcext:value-type="string">
            <text:p>age ra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y of the Czech Republic</text:p>
          </table:table-cell>
          <table:table-cell office:value-type="string" calcext:value-type="string">
            <text:p>age rang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ngolian Armed Forces</text:p>
          </table:table-cell>
          <table:table-cell office:value-type="string" calcext:value-type="string">
            <text:p>age rang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ffna Central College</text:p>
          </table:table-cell>
          <table:table-cell office:value-type="string" calcext:value-type="string">
            <text:p>age ran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imson <text:s/>Oklahoma Crimson <text:s/>1</text:p>
          </table:table-cell>
          <table:table-cell office:value-type="string" calcext:value-type="string">
            <text:p>colour hex code</text:p>
          </table:table-cell>
          <table:table-cell office:value-type="float" office:value="841617" calcext:value-type="float">
            <text:p>841617</text:p>
          </table:table-cell>
        </table:table-row>
        <table:table-row table:style-name="ro1">
          <table:table-cell office:value-type="string" calcext:value-type="string">
            <text:p>Olive (color)</text:p>
          </table:table-cell>
          <table:table-cell office:value-type="string" calcext:value-type="string">
            <text:p>colour hex code</text:p>
          </table:table-cell>
          <table:table-cell office:value-type="float" office:value="808000" calcext:value-type="float">
            <text:p>808000</text:p>
          </table:table-cell>
        </table:table-row>
        <table:table-row table:style-name="ro1">
          <table:table-cell office:value-type="string" calcext:value-type="string">
            <text:p>Sapphire (color) <text:s/>Blue Sapphire <text:s/>1</text:p>
          </table:table-cell>
          <table:table-cell office:value-type="string" calcext:value-type="string">
            <text:p>colour hex code</text:p>
          </table:table-cell>
          <table:table-cell office:value-type="float" office:value="126180" calcext:value-type="float">
            <text:p>126180</text:p>
          </table:table-cell>
        </table:table-row>
        <table:table-row table:style-name="ro1">
          <table:table-cell office:value-type="string" calcext:value-type="string">
            <text:p>Shades of purple <text:s/>Byzantium <text:s/>1</text:p>
          </table:table-cell>
          <table:table-cell office:value-type="string" calcext:value-type="string">
            <text:p>colour hex code</text:p>
          </table:table-cell>
          <table:table-cell office:value-type="float" office:value="702963" calcext:value-type="float">
            <text:p>702963</text:p>
          </table:table-cell>
        </table:table-row>
        <table:table-row table:style-name="ro1">
          <table:table-cell office:value-type="string" calcext:value-type="string">
            <text:p>Rose (color) <text:s/>white <text:s/>1</text:p>
          </table:table-cell>
          <table:table-cell office:value-type="string" calcext:value-type="string">
            <text:p>colour hex code</text:p>
          </table:table-cell>
          <table:table-cell office:value-type="float" office:value="674846" calcext:value-type="float">
            <text:p>674846</text:p>
          </table:table-cell>
        </table:table-row>
        <table:table-row table:style-name="ro1">
          <table:table-cell office:value-type="string" calcext:value-type="string">
            <text:p>Meninges</text:p>
          </table:table-cell>
          <table:table-cell office:value-type="string" calcext:value-type="string">
            <text:p>gray subject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xtensor pollicis brevis muscle</text:p>
          </table:table-cell>
          <table:table-cell office:value-type="string" calcext:value-type="string">
            <text:p>gray subject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uperior rectal artery</text:p>
          </table:table-cell>
          <table:table-cell office:value-type="string" calcext:value-type="string">
            <text:p>gray subject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addle joint</text:p>
          </table:table-cell>
          <table:table-cell office:value-type="string" calcext:value-type="string">
            <text:p>gray subjec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ongus capitis muscle</text:p>
          </table:table-cell>
          <table:table-cell office:value-type="string" calcext:value-type="string">
            <text:p>gray subjec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Julia Ann</text:p>
          </table:table-cell>
          <table:table-cell office:value-type="string" calcext:value-type="string">
            <text:p>number of films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Ariana (actress)</text:p>
          </table:table-cell>
          <table:table-cell office:value-type="string" calcext:value-type="string">
            <text:p>number of film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Tabitha Stevens</text:p>
          </table:table-cell>
          <table:table-cell office:value-type="string" calcext:value-type="string">
            <text:p>number of film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nessa Blue</text:p>
          </table:table-cell>
          <table:table-cell office:value-type="string" calcext:value-type="string">
            <text:p>number of film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nnabel Chong</text:p>
          </table:table-cell>
          <table:table-cell office:value-type="string" calcext:value-type="string">
            <text:p>number of films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counting_rows_ms_word_results" table:style-name="ta1">
        <table:table-column table:style-name="co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edicate</text:p>
          </table:table-cell>
          <table:table-cell office:value-type="string" calcext:value-type="string">
            <text:p>Cuong</text:p>
          </table:table-cell>
          <table:table-cell office:value-type="string" calcext:value-type="string">
            <text:p>Hib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zaleh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maybe yes</text:p>
          </table:table-cell>
          <table:table-cell office:value-type="string" calcext:value-type="string">
            <text:p>maybe 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kes no sense</text:p>
          </table:table-cell>
        </table:table-row>
        <table:table-row table:style-name="ro1">
          <table:table-cell office:value-type="string" calcext:value-type="string">
            <text:p>ranking wi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" table:formula="of:=SUM(IF(EXACT([.B2]; &quot;yes&quot;); 1; 0); IF(EXACT([.C2]; &quot;yes&quot;); 1; 0); IF(EXACT([.D2]; &quot;yes&quot;); 1; 0); IF(EXACT([.E2]; &quot;yes&quot;); 1; 0))" office:value-type="float" office:value="2" calcext:value-type="float">
            <text:p>2</text:p>
          </table:table-cell>
          <table:table-cell table:formula="of:=SUM(IF(EXACT([.B2]; &quot;maybe yes&quot;); 1; 0); IF(EXACT([.C2]; &quot;maybe yes&quot;); 1; 0); IF(EXACT([.D2]; &quot;maybe yes&quot;); 1; 0); IF(EXACT([.E2]; &quot;maybe yes&quot;); 1; 0))" office:value-type="float" office:value="0" calcext:value-type="float">
            <text:p>0</text:p>
          </table:table-cell>
          <table:table-cell table:style-name="ce1" table:formula="of:=SUM(IF(EXACT([.B2]; &quot;maybe no&quot;); 1; 0); IF(EXACT([.C2]; &quot;maybe no&quot;); 1; 0); IF(EXACT([.D2]; &quot;maybe no&quot;); 1; 0); IF(EXACT([.E2]; &quot;maybe no&quot;); 1; 0))" office:value-type="float" office:value="0" calcext:value-type="float">
            <text:p>0</text:p>
          </table:table-cell>
          <table:table-cell table:style-name="ce1" table:formula="of:=SUM(IF(EXACT([.B2]; &quot;no&quot;); 1; 0); IF(EXACT([.C2]; &quot;no&quot;); 1; 0); IF(EXACT([.D2]; &quot;no&quot;); 1; 0); IF(EXACT([.E2]; &quot;no&quot;); 1; 0))" office:value-type="float" office:value="2" calcext:value-type="float">
            <text:p>2</text:p>
          </table:table-cell>
          <table:table-cell table:style-name="ce1" table:formula="of:=SUM(IF(EXACT([.B2]; &quot;makes no sense&quot;); 1; 0); IF(EXACT([.C2]; &quot;makes no sense&quot;); 1; 0); IF(EXACT([.D2]; &quot;makes no sense&quot;); 1; 0); IF(EXACT([.E2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lation</text:p>
          </table:table-cell>
          <table:table-cell table:number-columns-repeated="4" office:value-type="string" calcext:value-type="string">
            <text:p>no</text:p>
          </table:table-cell>
          <table:table-cell table:style-name="ce2" table:formula="of:=SUM(IF(EXACT([.B3]; &quot;yes&quot;); 1; 0); IF(EXACT([.C3]; &quot;yes&quot;); 1; 0); IF(EXACT([.D3]; &quot;yes&quot;); 1; 0); IF(EXACT([.E3]; &quot;yes&quot;); 1; 0))" office:value-type="float" office:value="0" calcext:value-type="float">
            <text:p>0</text:p>
          </table:table-cell>
          <table:table-cell table:style-name="ce2" table:formula="of:=SUM(IF(EXACT([.B3]; &quot;maybe yes&quot;); 1; 0); IF(EXACT([.C3]; &quot;maybe yes&quot;); 1; 0); IF(EXACT([.D3]; &quot;maybe yes&quot;); 1; 0); IF(EXACT([.E3]; &quot;maybe yes&quot;); 1; 0))" office:value-type="float" office:value="0" calcext:value-type="float">
            <text:p>0</text:p>
          </table:table-cell>
          <table:table-cell table:style-name="ce2" table:formula="of:=SUM(IF(EXACT([.B3]; &quot;maybe no&quot;); 1; 0); IF(EXACT([.C3]; &quot;maybe no&quot;); 1; 0); IF(EXACT([.D3]; &quot;maybe no&quot;); 1; 0); IF(EXACT([.E3]; &quot;maybe no&quot;); 1; 0))" office:value-type="float" office:value="0" calcext:value-type="float">
            <text:p>0</text:p>
          </table:table-cell>
          <table:table-cell table:style-name="ce2" table:formula="of:=SUM(IF(EXACT([.B3]; &quot;no&quot;); 1; 0); IF(EXACT([.C3]; &quot;no&quot;); 1; 0); IF(EXACT([.D3]; &quot;no&quot;); 1; 0); IF(EXACT([.E3]; &quot;no&quot;); 1; 0))" office:value-type="float" office:value="4" calcext:value-type="float">
            <text:p>4</text:p>
          </table:table-cell>
          <table:table-cell table:style-name="ce2" table:formula="of:=SUM(IF(EXACT([.B3]; &quot;makes no sense&quot;); 1; 0); IF(EXACT([.C3]; &quot;makes no sense&quot;); 1; 0); IF(EXACT([.D3]; &quot;makes no sense&quot;); 1; 0); IF(EXACT([.E3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ad number</text:p>
          </table:table-cell>
          <table:table-cell office:value-type="string" calcext:value-type="string">
            <text:p>maybe 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ybe yes</text:p>
          </table:table-cell>
          <table:table-cell table:style-name="ce3" table:formula="of:=SUM(IF(EXACT([.B4]; &quot;yes&quot;); 1; 0); IF(EXACT([.C4]; &quot;yes&quot;); 1; 0); IF(EXACT([.D4]; &quot;yes&quot;); 1; 0); IF(EXACT([.E4]; &quot;yes&quot;); 1; 0))" office:value-type="float" office:value="0" calcext:value-type="float">
            <text:p>0</text:p>
          </table:table-cell>
          <table:table-cell table:style-name="ce3" table:formula="of:=SUM(IF(EXACT([.B4]; &quot;maybe yes&quot;); 1; 0); IF(EXACT([.C4]; &quot;maybe yes&quot;); 1; 0); IF(EXACT([.D4]; &quot;maybe yes&quot;); 1; 0); IF(EXACT([.E4]; &quot;maybe yes&quot;); 1; 0))" office:value-type="float" office:value="2" calcext:value-type="float">
            <text:p>2</text:p>
          </table:table-cell>
          <table:table-cell table:style-name="ce3" table:formula="of:=SUM(IF(EXACT([.B4]; &quot;maybe no&quot;); 1; 0); IF(EXACT([.C4]; &quot;maybe no&quot;); 1; 0); IF(EXACT([.D4]; &quot;maybe no&quot;); 1; 0); IF(EXACT([.E4]; &quot;maybe no&quot;); 1; 0))" office:value-type="float" office:value="0" calcext:value-type="float">
            <text:p>0</text:p>
          </table:table-cell>
          <table:table-cell table:style-name="ce3" table:formula="of:=SUM(IF(EXACT([.B4]; &quot;no&quot;); 1; 0); IF(EXACT([.C4]; &quot;no&quot;); 1; 0); IF(EXACT([.D4]; &quot;no&quot;); 1; 0); IF(EXACT([.E4]; &quot;no&quot;); 1; 0))" office:value-type="float" office:value="2" calcext:value-type="float">
            <text:p>2</text:p>
          </table:table-cell>
          <table:table-cell table:style-name="ce3" table:formula="of:=SUM(IF(EXACT([.B4]; &quot;makes no sense&quot;); 1; 0); IF(EXACT([.C4]; &quot;makes no sense&quot;); 1; 0); IF(EXACT([.D4]; &quot;makes no sense&quot;); 1; 0); IF(EXACT([.E4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suit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4" table:formula="of:=SUM(IF(EXACT([.B5]; &quot;yes&quot;); 1; 0); IF(EXACT([.C5]; &quot;yes&quot;); 1; 0); IF(EXACT([.D5]; &quot;yes&quot;); 1; 0); IF(EXACT([.E5]; &quot;yes&quot;); 1; 0))" office:value-type="float" office:value="1" calcext:value-type="float">
            <text:p>1</text:p>
          </table:table-cell>
          <table:table-cell table:style-name="ce4" table:formula="of:=SUM(IF(EXACT([.B5]; &quot;maybe yes&quot;); 1; 0); IF(EXACT([.C5]; &quot;maybe yes&quot;); 1; 0); IF(EXACT([.D5]; &quot;maybe yes&quot;); 1; 0); IF(EXACT([.E5]; &quot;maybe yes&quot;); 1; 0))" office:value-type="float" office:value="0" calcext:value-type="float">
            <text:p>0</text:p>
          </table:table-cell>
          <table:table-cell table:style-name="ce4" table:formula="of:=SUM(IF(EXACT([.B5]; &quot;maybe no&quot;); 1; 0); IF(EXACT([.C5]; &quot;maybe no&quot;); 1; 0); IF(EXACT([.D5]; &quot;maybe no&quot;); 1; 0); IF(EXACT([.E5]; &quot;maybe no&quot;); 1; 0))" office:value-type="float" office:value="0" calcext:value-type="float">
            <text:p>0</text:p>
          </table:table-cell>
          <table:table-cell table:style-name="ce4" table:formula="of:=SUM(IF(EXACT([.B5]; &quot;no&quot;); 1; 0); IF(EXACT([.C5]; &quot;no&quot;); 1; 0); IF(EXACT([.D5]; &quot;no&quot;); 1; 0); IF(EXACT([.E5]; &quot;no&quot;); 1; 0))" office:value-type="float" office:value="3" calcext:value-type="float">
            <text:p>3</text:p>
          </table:table-cell>
          <table:table-cell table:style-name="ce4" table:formula="of:=SUM(IF(EXACT([.B5]; &quot;makes no sense&quot;); 1; 0); IF(EXACT([.C5]; &quot;makes no sense&quot;); 1; 0); IF(EXACT([.D5]; &quot;makes no sense&quot;); 1; 0); IF(EXACT([.E5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uption yea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kes no sense</text:p>
          </table:table-cell>
          <table:table-cell office:value-type="string" calcext:value-type="string">
            <text:p>no</text:p>
          </table:table-cell>
          <table:table-cell table:style-name="ce5" table:formula="of:=SUM(IF(EXACT([.B6]; &quot;yes&quot;); 1; 0); IF(EXACT([.C6]; &quot;yes&quot;); 1; 0); IF(EXACT([.D6]; &quot;yes&quot;); 1; 0); IF(EXACT([.E6]; &quot;yes&quot;); 1; 0))" office:value-type="float" office:value="0" calcext:value-type="float">
            <text:p>0</text:p>
          </table:table-cell>
          <table:table-cell table:style-name="ce5" table:formula="of:=SUM(IF(EXACT([.B6]; &quot;maybe yes&quot;); 1; 0); IF(EXACT([.C6]; &quot;maybe yes&quot;); 1; 0); IF(EXACT([.D6]; &quot;maybe yes&quot;); 1; 0); IF(EXACT([.E6]; &quot;maybe yes&quot;); 1; 0))" office:value-type="float" office:value="0" calcext:value-type="float">
            <text:p>0</text:p>
          </table:table-cell>
          <table:table-cell table:style-name="ce5" table:formula="of:=SUM(IF(EXACT([.B6]; &quot;maybe no&quot;); 1; 0); IF(EXACT([.C6]; &quot;maybe no&quot;); 1; 0); IF(EXACT([.D6]; &quot;maybe no&quot;); 1; 0); IF(EXACT([.E6]; &quot;maybe no&quot;); 1; 0))" office:value-type="float" office:value="0" calcext:value-type="float">
            <text:p>0</text:p>
          </table:table-cell>
          <table:table-cell table:style-name="ce5" table:formula="of:=SUM(IF(EXACT([.B6]; &quot;no&quot;); 1; 0); IF(EXACT([.C6]; &quot;no&quot;); 1; 0); IF(EXACT([.D6]; &quot;no&quot;); 1; 0); IF(EXACT([.E6]; &quot;no&quot;); 1; 0))" office:value-type="float" office:value="3" calcext:value-type="float">
            <text:p>3</text:p>
          </table:table-cell>
          <table:table-cell table:style-name="ce5" table:formula="of:=SUM(IF(EXACT([.B6]; &quot;makes no sense&quot;); 1; 0); IF(EXACT([.C6]; &quot;makes no sense&quot;); 1; 0); IF(EXACT([.D6]; &quot;makes no sense&quot;); 1; 0); IF(EXACT([.E6]; &quot;makes no sense&quot;); 1; 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 of doctoral stud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 yes</text:p>
          </table:table-cell>
          <table:table-cell table:number-columns-repeated="2" office:value-type="string" calcext:value-type="string">
            <text:p>yes</text:p>
          </table:table-cell>
          <table:table-cell table:style-name="ce6" table:formula="of:=SUM(IF(EXACT([.B7]; &quot;yes&quot;); 1; 0); IF(EXACT([.C7]; &quot;yes&quot;); 1; 0); IF(EXACT([.D7]; &quot;yes&quot;); 1; 0); IF(EXACT([.E7]; &quot;yes&quot;); 1; 0))" office:value-type="float" office:value="3" calcext:value-type="float">
            <text:p>3</text:p>
          </table:table-cell>
          <table:table-cell table:style-name="ce6" table:formula="of:=SUM(IF(EXACT([.B7]; &quot;maybe yes&quot;); 1; 0); IF(EXACT([.C7]; &quot;maybe yes&quot;); 1; 0); IF(EXACT([.D7]; &quot;maybe yes&quot;); 1; 0); IF(EXACT([.E7]; &quot;maybe yes&quot;); 1; 0))" office:value-type="float" office:value="1" calcext:value-type="float">
            <text:p>1</text:p>
          </table:table-cell>
          <table:table-cell table:style-name="ce6" table:formula="of:=SUM(IF(EXACT([.B7]; &quot;maybe no&quot;); 1; 0); IF(EXACT([.C7]; &quot;maybe no&quot;); 1; 0); IF(EXACT([.D7]; &quot;maybe no&quot;); 1; 0); IF(EXACT([.E7]; &quot;maybe no&quot;); 1; 0))" office:value-type="float" office:value="0" calcext:value-type="float">
            <text:p>0</text:p>
          </table:table-cell>
          <table:table-cell table:style-name="ce6" table:formula="of:=SUM(IF(EXACT([.B7]; &quot;no&quot;); 1; 0); IF(EXACT([.C7]; &quot;no&quot;); 1; 0); IF(EXACT([.D7]; &quot;no&quot;); 1; 0); IF(EXACT([.E7]; &quot;no&quot;); 1; 0))" office:value-type="float" office:value="0" calcext:value-type="float">
            <text:p>0</text:p>
          </table:table-cell>
          <table:table-cell table:style-name="ce6" table:formula="of:=SUM(IF(EXACT([.B7]; &quot;makes no sense&quot;); 1; 0); IF(EXACT([.C7]; &quot;makes no sense&quot;); 1; 0); IF(EXACT([.D7]; &quot;makes no sense&quot;); 1; 0); IF(EXACT([.E7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 in final medal count</text:p>
          </table:table-cell>
          <table:table-cell table:number-columns-repeated="4" office:value-type="string" calcext:value-type="string">
            <text:p>no</text:p>
          </table:table-cell>
          <table:table-cell table:style-name="ce7" table:formula="of:=SUM(IF(EXACT([.B8]; &quot;yes&quot;); 1; 0); IF(EXACT([.C8]; &quot;yes&quot;); 1; 0); IF(EXACT([.D8]; &quot;yes&quot;); 1; 0); IF(EXACT([.E8]; &quot;yes&quot;); 1; 0))" office:value-type="float" office:value="0" calcext:value-type="float">
            <text:p>0</text:p>
          </table:table-cell>
          <table:table-cell table:style-name="ce7" table:formula="of:=SUM(IF(EXACT([.B8]; &quot;maybe yes&quot;); 1; 0); IF(EXACT([.C8]; &quot;maybe yes&quot;); 1; 0); IF(EXACT([.D8]; &quot;maybe yes&quot;); 1; 0); IF(EXACT([.E8]; &quot;maybe yes&quot;); 1; 0))" office:value-type="float" office:value="0" calcext:value-type="float">
            <text:p>0</text:p>
          </table:table-cell>
          <table:table-cell table:style-name="ce7" table:formula="of:=SUM(IF(EXACT([.B8]; &quot;maybe no&quot;); 1; 0); IF(EXACT([.C8]; &quot;maybe no&quot;); 1; 0); IF(EXACT([.D8]; &quot;maybe no&quot;); 1; 0); IF(EXACT([.E8]; &quot;maybe no&quot;); 1; 0))" office:value-type="float" office:value="0" calcext:value-type="float">
            <text:p>0</text:p>
          </table:table-cell>
          <table:table-cell table:style-name="ce7" table:formula="of:=SUM(IF(EXACT([.B8]; &quot;no&quot;); 1; 0); IF(EXACT([.C8]; &quot;no&quot;); 1; 0); IF(EXACT([.D8]; &quot;no&quot;); 1; 0); IF(EXACT([.E8]; &quot;no&quot;); 1; 0))" office:value-type="float" office:value="4" calcext:value-type="float">
            <text:p>4</text:p>
          </table:table-cell>
          <table:table-cell table:style-name="ce7" table:formula="of:=SUM(IF(EXACT([.B8]; &quot;makes no sense&quot;); 1; 0); IF(EXACT([.C8]; &quot;makes no sense&quot;); 1; 0); IF(EXACT([.D8]; &quot;makes no sense&quot;); 1; 0); IF(EXACT([.E8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ize</text:p>
          </table:table-cell>
          <table:table-cell table:number-columns-repeated="4" office:value-type="string" calcext:value-type="string">
            <text:p>no</text:p>
          </table:table-cell>
          <table:table-cell table:style-name="ce8" table:formula="of:=SUM(IF(EXACT([.B9]; &quot;yes&quot;); 1; 0); IF(EXACT([.C9]; &quot;yes&quot;); 1; 0); IF(EXACT([.D9]; &quot;yes&quot;); 1; 0); IF(EXACT([.E9]; &quot;yes&quot;); 1; 0))" office:value-type="float" office:value="0" calcext:value-type="float">
            <text:p>0</text:p>
          </table:table-cell>
          <table:table-cell table:style-name="ce8" table:formula="of:=SUM(IF(EXACT([.B9]; &quot;maybe yes&quot;); 1; 0); IF(EXACT([.C9]; &quot;maybe yes&quot;); 1; 0); IF(EXACT([.D9]; &quot;maybe yes&quot;); 1; 0); IF(EXACT([.E9]; &quot;maybe yes&quot;); 1; 0))" office:value-type="float" office:value="0" calcext:value-type="float">
            <text:p>0</text:p>
          </table:table-cell>
          <table:table-cell table:style-name="ce8" table:formula="of:=SUM(IF(EXACT([.B9]; &quot;maybe no&quot;); 1; 0); IF(EXACT([.C9]; &quot;maybe no&quot;); 1; 0); IF(EXACT([.D9]; &quot;maybe no&quot;); 1; 0); IF(EXACT([.E9]; &quot;maybe no&quot;); 1; 0))" office:value-type="float" office:value="0" calcext:value-type="float">
            <text:p>0</text:p>
          </table:table-cell>
          <table:table-cell table:style-name="ce8" table:formula="of:=SUM(IF(EXACT([.B9]; &quot;no&quot;); 1; 0); IF(EXACT([.C9]; &quot;no&quot;); 1; 0); IF(EXACT([.D9]; &quot;no&quot;); 1; 0); IF(EXACT([.E9]; &quot;no&quot;); 1; 0))" office:value-type="float" office:value="4" calcext:value-type="float">
            <text:p>4</text:p>
          </table:table-cell>
          <table:table-cell table:style-name="ce8" table:formula="of:=SUM(IF(EXACT([.B9]; &quot;makes no sense&quot;); 1; 0); IF(EXACT([.C9]; &quot;makes no sense&quot;); 1; 0); IF(EXACT([.D9]; &quot;makes no sense&quot;); 1; 0); IF(EXACT([.E9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e zon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formula="of:=SUM(IF(EXACT([.B10]; &quot;yes&quot;); 1; 0); IF(EXACT([.C10]; &quot;yes&quot;); 1; 0); IF(EXACT([.D10]; &quot;yes&quot;); 1; 0); IF(EXACT([.E10]; &quot;yes&quot;); 1; 0))" office:value-type="float" office:value="2" calcext:value-type="float">
            <text:p>2</text:p>
          </table:table-cell>
          <table:table-cell table:style-name="ce9" table:formula="of:=SUM(IF(EXACT([.B10]; &quot;maybe yes&quot;); 1; 0); IF(EXACT([.C10]; &quot;maybe yes&quot;); 1; 0); IF(EXACT([.D10]; &quot;maybe yes&quot;); 1; 0); IF(EXACT([.E10]; &quot;maybe yes&quot;); 1; 0))" office:value-type="float" office:value="0" calcext:value-type="float">
            <text:p>0</text:p>
          </table:table-cell>
          <table:table-cell table:style-name="ce9" table:formula="of:=SUM(IF(EXACT([.B10]; &quot;maybe no&quot;); 1; 0); IF(EXACT([.C10]; &quot;maybe no&quot;); 1; 0); IF(EXACT([.D10]; &quot;maybe no&quot;); 1; 0); IF(EXACT([.E10]; &quot;maybe no&quot;); 1; 0))" office:value-type="float" office:value="0" calcext:value-type="float">
            <text:p>0</text:p>
          </table:table-cell>
          <table:table-cell table:style-name="ce9" table:formula="of:=SUM(IF(EXACT([.B10]; &quot;no&quot;); 1; 0); IF(EXACT([.C10]; &quot;no&quot;); 1; 0); IF(EXACT([.D10]; &quot;no&quot;); 1; 0); IF(EXACT([.E10]; &quot;no&quot;); 1; 0))" office:value-type="float" office:value="2" calcext:value-type="float">
            <text:p>2</text:p>
          </table:table-cell>
          <table:table-cell table:style-name="ce9" table:formula="of:=SUM(IF(EXACT([.B10]; &quot;makes no sense&quot;); 1; 0); IF(EXACT([.C10]; &quot;makes no sense&quot;); 1; 0); IF(EXACT([.D10]; &quot;makes no sense&quot;); 1; 0); IF(EXACT([.E10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matches</text:p>
          </table:table-cell>
          <table:table-cell office:value-type="string" calcext:value-type="string">
            <text:p>maybe 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0" table:formula="of:=SUM(IF(EXACT([.B11]; &quot;yes&quot;); 1; 0); IF(EXACT([.C11]; &quot;yes&quot;); 1; 0); IF(EXACT([.D11]; &quot;yes&quot;); 1; 0); IF(EXACT([.E11]; &quot;yes&quot;); 1; 0))" office:value-type="float" office:value="2" calcext:value-type="float">
            <text:p>2</text:p>
          </table:table-cell>
          <table:table-cell table:style-name="ce10" table:formula="of:=SUM(IF(EXACT([.B11]; &quot;maybe yes&quot;); 1; 0); IF(EXACT([.C11]; &quot;maybe yes&quot;); 1; 0); IF(EXACT([.D11]; &quot;maybe yes&quot;); 1; 0); IF(EXACT([.E11]; &quot;maybe yes&quot;); 1; 0))" office:value-type="float" office:value="1" calcext:value-type="float">
            <text:p>1</text:p>
          </table:table-cell>
          <table:table-cell table:style-name="ce10" table:formula="of:=SUM(IF(EXACT([.B11]; &quot;maybe no&quot;); 1; 0); IF(EXACT([.C11]; &quot;maybe no&quot;); 1; 0); IF(EXACT([.D11]; &quot;maybe no&quot;); 1; 0); IF(EXACT([.E11]; &quot;maybe no&quot;); 1; 0))" office:value-type="float" office:value="0" calcext:value-type="float">
            <text:p>0</text:p>
          </table:table-cell>
          <table:table-cell table:style-name="ce10" table:formula="of:=SUM(IF(EXACT([.B11]; &quot;no&quot;); 1; 0); IF(EXACT([.C11]; &quot;no&quot;); 1; 0); IF(EXACT([.D11]; &quot;no&quot;); 1; 0); IF(EXACT([.E11]; &quot;no&quot;); 1; 0))" office:value-type="float" office:value="1" calcext:value-type="float">
            <text:p>1</text:p>
          </table:table-cell>
          <table:table-cell table:style-name="ce10" table:formula="of:=SUM(IF(EXACT([.B11]; &quot;makes no sense&quot;); 1; 0); IF(EXACT([.C11]; &quot;makes no sense&quot;); 1; 0); IF(EXACT([.D11]; &quot;makes no sense&quot;); 1; 0); IF(EXACT([.E11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undergraduate students</text:p>
          </table:table-cell>
          <table:table-cell table:number-columns-repeated="2" office:value-type="string" calcext:value-type="string">
            <text:p>maybe yes</text:p>
          </table:table-cell>
          <table:table-cell table:number-columns-repeated="2" office:value-type="string" calcext:value-type="string">
            <text:p>yes</text:p>
          </table:table-cell>
          <table:table-cell table:style-name="ce11" table:formula="of:=SUM(IF(EXACT([.B12]; &quot;yes&quot;); 1; 0); IF(EXACT([.C12]; &quot;yes&quot;); 1; 0); IF(EXACT([.D12]; &quot;yes&quot;); 1; 0); IF(EXACT([.E12]; &quot;yes&quot;); 1; 0))" office:value-type="float" office:value="2" calcext:value-type="float">
            <text:p>2</text:p>
          </table:table-cell>
          <table:table-cell table:style-name="ce11" table:formula="of:=SUM(IF(EXACT([.B12]; &quot;maybe yes&quot;); 1; 0); IF(EXACT([.C12]; &quot;maybe yes&quot;); 1; 0); IF(EXACT([.D12]; &quot;maybe yes&quot;); 1; 0); IF(EXACT([.E12]; &quot;maybe yes&quot;); 1; 0))" office:value-type="float" office:value="2" calcext:value-type="float">
            <text:p>2</text:p>
          </table:table-cell>
          <table:table-cell table:style-name="ce11" table:formula="of:=SUM(IF(EXACT([.B12]; &quot;maybe no&quot;); 1; 0); IF(EXACT([.C12]; &quot;maybe no&quot;); 1; 0); IF(EXACT([.D12]; &quot;maybe no&quot;); 1; 0); IF(EXACT([.E12]; &quot;maybe no&quot;); 1; 0))" office:value-type="float" office:value="0" calcext:value-type="float">
            <text:p>0</text:p>
          </table:table-cell>
          <table:table-cell table:style-name="ce11" table:formula="of:=SUM(IF(EXACT([.B12]; &quot;no&quot;); 1; 0); IF(EXACT([.C12]; &quot;no&quot;); 1; 0); IF(EXACT([.D12]; &quot;no&quot;); 1; 0); IF(EXACT([.E12]; &quot;no&quot;); 1; 0))" office:value-type="float" office:value="0" calcext:value-type="float">
            <text:p>0</text:p>
          </table:table-cell>
          <table:table-cell table:style-name="ce11" table:formula="of:=SUM(IF(EXACT([.B12]; &quot;makes no sense&quot;); 1; 0); IF(EXACT([.C12]; &quot;makes no sense&quot;); 1; 0); IF(EXACT([.D12]; &quot;makes no sense&quot;); 1; 0); IF(EXACT([.E12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in info numbe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akes no sense</text:p>
          </table:table-cell>
          <table:table-cell table:style-name="ce12" table:formula="of:=SUM(IF(EXACT([.B13]; &quot;yes&quot;); 1; 0); IF(EXACT([.C13]; &quot;yes&quot;); 1; 0); IF(EXACT([.D13]; &quot;yes&quot;); 1; 0); IF(EXACT([.E13]; &quot;yes&quot;); 1; 0))" office:value-type="float" office:value="0" calcext:value-type="float">
            <text:p>0</text:p>
          </table:table-cell>
          <table:table-cell table:style-name="ce12" table:formula="of:=SUM(IF(EXACT([.B13]; &quot;maybe yes&quot;); 1; 0); IF(EXACT([.C13]; &quot;maybe yes&quot;); 1; 0); IF(EXACT([.D13]; &quot;maybe yes&quot;); 1; 0); IF(EXACT([.E13]; &quot;maybe yes&quot;); 1; 0))" office:value-type="float" office:value="0" calcext:value-type="float">
            <text:p>0</text:p>
          </table:table-cell>
          <table:table-cell table:style-name="ce12" table:formula="of:=SUM(IF(EXACT([.B13]; &quot;maybe no&quot;); 1; 0); IF(EXACT([.C13]; &quot;maybe no&quot;); 1; 0); IF(EXACT([.D13]; &quot;maybe no&quot;); 1; 0); IF(EXACT([.E13]; &quot;maybe no&quot;); 1; 0))" office:value-type="float" office:value="0" calcext:value-type="float">
            <text:p>0</text:p>
          </table:table-cell>
          <table:table-cell table:style-name="ce12" table:formula="of:=SUM(IF(EXACT([.B13]; &quot;no&quot;); 1; 0); IF(EXACT([.C13]; &quot;no&quot;); 1; 0); IF(EXACT([.D13]; &quot;no&quot;); 1; 0); IF(EXACT([.E13]; &quot;no&quot;); 1; 0))" office:value-type="float" office:value="3" calcext:value-type="float">
            <text:p>3</text:p>
          </table:table-cell>
          <table:table-cell table:style-name="ce12" table:formula="of:=SUM(IF(EXACT([.B13]; &quot;makes no sense&quot;); 1; 0); IF(EXACT([.C13]; &quot;makes no sense&quot;); 1; 0); IF(EXACT([.D13]; &quot;makes no sense&quot;); 1; 0); IF(EXACT([.E13]; &quot;makes no sense&quot;); 1; 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 of deaths</text:p>
          </table:table-cell>
          <table:table-cell office:value-type="string" calcext:value-type="string">
            <text:p>maybe 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 yes</text:p>
          </table:table-cell>
          <table:table-cell table:style-name="ce13" table:formula="of:=SUM(IF(EXACT([.B14]; &quot;yes&quot;); 1; 0); IF(EXACT([.C14]; &quot;yes&quot;); 1; 0); IF(EXACT([.D14]; &quot;yes&quot;); 1; 0); IF(EXACT([.E14]; &quot;yes&quot;); 1; 0))" office:value-type="float" office:value="1" calcext:value-type="float">
            <text:p>1</text:p>
          </table:table-cell>
          <table:table-cell table:style-name="ce13" table:formula="of:=SUM(IF(EXACT([.B14]; &quot;maybe yes&quot;); 1; 0); IF(EXACT([.C14]; &quot;maybe yes&quot;); 1; 0); IF(EXACT([.D14]; &quot;maybe yes&quot;); 1; 0); IF(EXACT([.E14]; &quot;maybe yes&quot;); 1; 0))" office:value-type="float" office:value="1" calcext:value-type="float">
            <text:p>1</text:p>
          </table:table-cell>
          <table:table-cell table:style-name="ce13" table:formula="of:=SUM(IF(EXACT([.B14]; &quot;maybe no&quot;); 1; 0); IF(EXACT([.C14]; &quot;maybe no&quot;); 1; 0); IF(EXACT([.D14]; &quot;maybe no&quot;); 1; 0); IF(EXACT([.E14]; &quot;maybe no&quot;); 1; 0))" office:value-type="float" office:value="1" calcext:value-type="float">
            <text:p>1</text:p>
          </table:table-cell>
          <table:table-cell table:style-name="ce13" table:formula="of:=SUM(IF(EXACT([.B14]; &quot;no&quot;); 1; 0); IF(EXACT([.C14]; &quot;no&quot;); 1; 0); IF(EXACT([.D14]; &quot;no&quot;); 1; 0); IF(EXACT([.E14]; &quot;no&quot;); 1; 0))" office:value-type="float" office:value="1" calcext:value-type="float">
            <text:p>1</text:p>
          </table:table-cell>
          <table:table-cell table:style-name="ce13" table:formula="of:=SUM(IF(EXACT([.B14]; &quot;makes no sense&quot;); 1; 0); IF(EXACT([.C14]; &quot;makes no sense&quot;); 1; 0); IF(EXACT([.D14]; &quot;makes no sense&quot;); 1; 0); IF(EXACT([.E14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postgraduate students</text:p>
          </table:table-cell>
          <table:table-cell table:number-columns-repeated="2" office:value-type="string" calcext:value-type="string">
            <text:p>maybe yes</text:p>
          </table:table-cell>
          <table:table-cell table:number-columns-repeated="2" office:value-type="string" calcext:value-type="string">
            <text:p>yes</text:p>
          </table:table-cell>
          <table:table-cell table:style-name="ce14" table:formula="of:=SUM(IF(EXACT([.B15]; &quot;yes&quot;); 1; 0); IF(EXACT([.C15]; &quot;yes&quot;); 1; 0); IF(EXACT([.D15]; &quot;yes&quot;); 1; 0); IF(EXACT([.E15]; &quot;yes&quot;); 1; 0))" office:value-type="float" office:value="2" calcext:value-type="float">
            <text:p>2</text:p>
          </table:table-cell>
          <table:table-cell table:style-name="ce14" table:formula="of:=SUM(IF(EXACT([.B15]; &quot;maybe yes&quot;); 1; 0); IF(EXACT([.C15]; &quot;maybe yes&quot;); 1; 0); IF(EXACT([.D15]; &quot;maybe yes&quot;); 1; 0); IF(EXACT([.E15]; &quot;maybe yes&quot;); 1; 0))" office:value-type="float" office:value="2" calcext:value-type="float">
            <text:p>2</text:p>
          </table:table-cell>
          <table:table-cell table:style-name="ce14" table:formula="of:=SUM(IF(EXACT([.B15]; &quot;maybe no&quot;); 1; 0); IF(EXACT([.C15]; &quot;maybe no&quot;); 1; 0); IF(EXACT([.D15]; &quot;maybe no&quot;); 1; 0); IF(EXACT([.E15]; &quot;maybe no&quot;); 1; 0))" office:value-type="float" office:value="0" calcext:value-type="float">
            <text:p>0</text:p>
          </table:table-cell>
          <table:table-cell table:style-name="ce14" table:formula="of:=SUM(IF(EXACT([.B15]; &quot;no&quot;); 1; 0); IF(EXACT([.C15]; &quot;no&quot;); 1; 0); IF(EXACT([.D15]; &quot;no&quot;); 1; 0); IF(EXACT([.E15]; &quot;no&quot;); 1; 0))" office:value-type="float" office:value="0" calcext:value-type="float">
            <text:p>0</text:p>
          </table:table-cell>
          <table:table-cell table:style-name="ce14" table:formula="of:=SUM(IF(EXACT([.B15]; &quot;makes no sense&quot;); 1; 0); IF(EXACT([.C15]; &quot;makes no sense&quot;); 1; 0); IF(EXACT([.D15]; &quot;makes no sense&quot;); 1; 0); IF(EXACT([.E15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islan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 yes</text:p>
          </table:table-cell>
          <table:table-cell table:number-columns-repeated="2" office:value-type="string" calcext:value-type="string">
            <text:p>yes</text:p>
          </table:table-cell>
          <table:table-cell table:style-name="ce15" table:formula="of:=SUM(IF(EXACT([.B16]; &quot;yes&quot;); 1; 0); IF(EXACT([.C16]; &quot;yes&quot;); 1; 0); IF(EXACT([.D16]; &quot;yes&quot;); 1; 0); IF(EXACT([.E16]; &quot;yes&quot;); 1; 0))" office:value-type="float" office:value="3" calcext:value-type="float">
            <text:p>3</text:p>
          </table:table-cell>
          <table:table-cell table:style-name="ce15" table:formula="of:=SUM(IF(EXACT([.B16]; &quot;maybe yes&quot;); 1; 0); IF(EXACT([.C16]; &quot;maybe yes&quot;); 1; 0); IF(EXACT([.D16]; &quot;maybe yes&quot;); 1; 0); IF(EXACT([.E16]; &quot;maybe yes&quot;); 1; 0))" office:value-type="float" office:value="1" calcext:value-type="float">
            <text:p>1</text:p>
          </table:table-cell>
          <table:table-cell table:style-name="ce15" table:formula="of:=SUM(IF(EXACT([.B16]; &quot;maybe no&quot;); 1; 0); IF(EXACT([.C16]; &quot;maybe no&quot;); 1; 0); IF(EXACT([.D16]; &quot;maybe no&quot;); 1; 0); IF(EXACT([.E16]; &quot;maybe no&quot;); 1; 0))" office:value-type="float" office:value="0" calcext:value-type="float">
            <text:p>0</text:p>
          </table:table-cell>
          <table:table-cell table:style-name="ce15" table:formula="of:=SUM(IF(EXACT([.B16]; &quot;no&quot;); 1; 0); IF(EXACT([.C16]; &quot;no&quot;); 1; 0); IF(EXACT([.D16]; &quot;no&quot;); 1; 0); IF(EXACT([.E16]; &quot;no&quot;); 1; 0))" office:value-type="float" office:value="0" calcext:value-type="float">
            <text:p>0</text:p>
          </table:table-cell>
          <table:table-cell table:style-name="ce15" table:formula="of:=SUM(IF(EXACT([.B16]; &quot;makes no sense&quot;); 1; 0); IF(EXACT([.C16]; &quot;makes no sense&quot;); 1; 0); IF(EXACT([.D16]; &quot;makes no sense&quot;); 1; 0); IF(EXACT([.E16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lanes</text:p>
          </table:table-cell>
          <table:table-cell table:number-columns-repeated="4" office:value-type="string" calcext:value-type="string">
            <text:p>no</text:p>
          </table:table-cell>
          <table:table-cell table:style-name="ce16" table:formula="of:=SUM(IF(EXACT([.B17]; &quot;yes&quot;); 1; 0); IF(EXACT([.C17]; &quot;yes&quot;); 1; 0); IF(EXACT([.D17]; &quot;yes&quot;); 1; 0); IF(EXACT([.E17]; &quot;yes&quot;); 1; 0))" office:value-type="float" office:value="0" calcext:value-type="float">
            <text:p>0</text:p>
          </table:table-cell>
          <table:table-cell table:style-name="ce16" table:formula="of:=SUM(IF(EXACT([.B17]; &quot;maybe yes&quot;); 1; 0); IF(EXACT([.C17]; &quot;maybe yes&quot;); 1; 0); IF(EXACT([.D17]; &quot;maybe yes&quot;); 1; 0); IF(EXACT([.E17]; &quot;maybe yes&quot;); 1; 0))" office:value-type="float" office:value="0" calcext:value-type="float">
            <text:p>0</text:p>
          </table:table-cell>
          <table:table-cell table:style-name="ce16" table:formula="of:=SUM(IF(EXACT([.B17]; &quot;maybe no&quot;); 1; 0); IF(EXACT([.C17]; &quot;maybe no&quot;); 1; 0); IF(EXACT([.D17]; &quot;maybe no&quot;); 1; 0); IF(EXACT([.E17]; &quot;maybe no&quot;); 1; 0))" office:value-type="float" office:value="0" calcext:value-type="float">
            <text:p>0</text:p>
          </table:table-cell>
          <table:table-cell table:style-name="ce16" table:formula="of:=SUM(IF(EXACT([.B17]; &quot;no&quot;); 1; 0); IF(EXACT([.C17]; &quot;no&quot;); 1; 0); IF(EXACT([.D17]; &quot;no&quot;); 1; 0); IF(EXACT([.E17]; &quot;no&quot;); 1; 0))" office:value-type="float" office:value="4" calcext:value-type="float">
            <text:p>4</text:p>
          </table:table-cell>
          <table:table-cell table:style-name="ce16" table:formula="of:=SUM(IF(EXACT([.B17]; &quot;makes no sense&quot;); 1; 0); IF(EXACT([.C17]; &quot;makes no sense&quot;); 1; 0); IF(EXACT([.D17]; &quot;makes no sense&quot;); 1; 0); IF(EXACT([.E17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 range</text:p>
          </table:table-cell>
          <table:table-cell table:number-columns-repeated="4" office:value-type="string" calcext:value-type="string">
            <text:p>no</text:p>
          </table:table-cell>
          <table:table-cell table:style-name="ce17" table:formula="of:=SUM(IF(EXACT([.B18]; &quot;yes&quot;); 1; 0); IF(EXACT([.C18]; &quot;yes&quot;); 1; 0); IF(EXACT([.D18]; &quot;yes&quot;); 1; 0); IF(EXACT([.E18]; &quot;yes&quot;); 1; 0))" office:value-type="float" office:value="0" calcext:value-type="float">
            <text:p>0</text:p>
          </table:table-cell>
          <table:table-cell table:style-name="ce17" table:formula="of:=SUM(IF(EXACT([.B18]; &quot;maybe yes&quot;); 1; 0); IF(EXACT([.C18]; &quot;maybe yes&quot;); 1; 0); IF(EXACT([.D18]; &quot;maybe yes&quot;); 1; 0); IF(EXACT([.E18]; &quot;maybe yes&quot;); 1; 0))" office:value-type="float" office:value="0" calcext:value-type="float">
            <text:p>0</text:p>
          </table:table-cell>
          <table:table-cell table:style-name="ce17" table:formula="of:=SUM(IF(EXACT([.B18]; &quot;maybe no&quot;); 1; 0); IF(EXACT([.C18]; &quot;maybe no&quot;); 1; 0); IF(EXACT([.D18]; &quot;maybe no&quot;); 1; 0); IF(EXACT([.E18]; &quot;maybe no&quot;); 1; 0))" office:value-type="float" office:value="0" calcext:value-type="float">
            <text:p>0</text:p>
          </table:table-cell>
          <table:table-cell table:style-name="ce17" table:formula="of:=SUM(IF(EXACT([.B18]; &quot;no&quot;); 1; 0); IF(EXACT([.C18]; &quot;no&quot;); 1; 0); IF(EXACT([.D18]; &quot;no&quot;); 1; 0); IF(EXACT([.E18]; &quot;no&quot;); 1; 0))" office:value-type="float" office:value="4" calcext:value-type="float">
            <text:p>4</text:p>
          </table:table-cell>
          <table:table-cell table:style-name="ce17" table:formula="of:=SUM(IF(EXACT([.B18]; &quot;makes no sense&quot;); 1; 0); IF(EXACT([.C18]; &quot;makes no sense&quot;); 1; 0); IF(EXACT([.D18]; &quot;makes no sense&quot;); 1; 0); IF(EXACT([.E18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ur hex code</text:p>
          </table:table-cell>
          <table:table-cell table:number-columns-repeated="4" office:value-type="string" calcext:value-type="string">
            <text:p>no</text:p>
          </table:table-cell>
          <table:table-cell table:style-name="ce18" table:formula="of:=SUM(IF(EXACT([.B19]; &quot;yes&quot;); 1; 0); IF(EXACT([.C19]; &quot;yes&quot;); 1; 0); IF(EXACT([.D19]; &quot;yes&quot;); 1; 0); IF(EXACT([.E19]; &quot;yes&quot;); 1; 0))" office:value-type="float" office:value="0" calcext:value-type="float">
            <text:p>0</text:p>
          </table:table-cell>
          <table:table-cell table:style-name="ce18" table:formula="of:=SUM(IF(EXACT([.B19]; &quot;maybe yes&quot;); 1; 0); IF(EXACT([.C19]; &quot;maybe yes&quot;); 1; 0); IF(EXACT([.D19]; &quot;maybe yes&quot;); 1; 0); IF(EXACT([.E19]; &quot;maybe yes&quot;); 1; 0))" office:value-type="float" office:value="0" calcext:value-type="float">
            <text:p>0</text:p>
          </table:table-cell>
          <table:table-cell table:style-name="ce18" table:formula="of:=SUM(IF(EXACT([.B19]; &quot;maybe no&quot;); 1; 0); IF(EXACT([.C19]; &quot;maybe no&quot;); 1; 0); IF(EXACT([.D19]; &quot;maybe no&quot;); 1; 0); IF(EXACT([.E19]; &quot;maybe no&quot;); 1; 0))" office:value-type="float" office:value="0" calcext:value-type="float">
            <text:p>0</text:p>
          </table:table-cell>
          <table:table-cell table:style-name="ce18" table:formula="of:=SUM(IF(EXACT([.B19]; &quot;no&quot;); 1; 0); IF(EXACT([.C19]; &quot;no&quot;); 1; 0); IF(EXACT([.D19]; &quot;no&quot;); 1; 0); IF(EXACT([.E19]; &quot;no&quot;); 1; 0))" office:value-type="float" office:value="4" calcext:value-type="float">
            <text:p>4</text:p>
          </table:table-cell>
          <table:table-cell table:style-name="ce18" table:formula="of:=SUM(IF(EXACT([.B19]; &quot;makes no sense&quot;); 1; 0); IF(EXACT([.C19]; &quot;makes no sense&quot;); 1; 0); IF(EXACT([.D19]; &quot;makes no sense&quot;); 1; 0); IF(EXACT([.E19]; &quot;makes no sense&quot;); 1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 subjec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kes no sense</text:p>
          </table:table-cell>
          <table:table-cell office:value-type="string" calcext:value-type="string">
            <text:p>no</text:p>
          </table:table-cell>
          <table:table-cell table:style-name="ce19" table:formula="of:=SUM(IF(EXACT([.B20]; &quot;yes&quot;); 1; 0); IF(EXACT([.C20]; &quot;yes&quot;); 1; 0); IF(EXACT([.D20]; &quot;yes&quot;); 1; 0); IF(EXACT([.E20]; &quot;yes&quot;); 1; 0))" office:value-type="float" office:value="0" calcext:value-type="float">
            <text:p>0</text:p>
          </table:table-cell>
          <table:table-cell table:style-name="ce19" table:formula="of:=SUM(IF(EXACT([.B20]; &quot;maybe yes&quot;); 1; 0); IF(EXACT([.C20]; &quot;maybe yes&quot;); 1; 0); IF(EXACT([.D20]; &quot;maybe yes&quot;); 1; 0); IF(EXACT([.E20]; &quot;maybe yes&quot;); 1; 0))" office:value-type="float" office:value="0" calcext:value-type="float">
            <text:p>0</text:p>
          </table:table-cell>
          <table:table-cell table:style-name="ce19" table:formula="of:=SUM(IF(EXACT([.B20]; &quot;maybe no&quot;); 1; 0); IF(EXACT([.C20]; &quot;maybe no&quot;); 1; 0); IF(EXACT([.D20]; &quot;maybe no&quot;); 1; 0); IF(EXACT([.E20]; &quot;maybe no&quot;); 1; 0))" office:value-type="float" office:value="0" calcext:value-type="float">
            <text:p>0</text:p>
          </table:table-cell>
          <table:table-cell table:style-name="ce19" table:formula="of:=SUM(IF(EXACT([.B20]; &quot;no&quot;); 1; 0); IF(EXACT([.C20]; &quot;no&quot;); 1; 0); IF(EXACT([.D20]; &quot;no&quot;); 1; 0); IF(EXACT([.E20]; &quot;no&quot;); 1; 0))" office:value-type="float" office:value="3" calcext:value-type="float">
            <text:p>3</text:p>
          </table:table-cell>
          <table:table-cell table:style-name="ce19" table:formula="of:=SUM(IF(EXACT([.B20]; &quot;makes no sense&quot;); 1; 0); IF(EXACT([.C20]; &quot;makes no sense&quot;); 1; 0); IF(EXACT([.D20]; &quot;makes no sense&quot;); 1; 0); IF(EXACT([.E20]; &quot;makes no sense&quot;); 1; 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 of fil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 yes</text:p>
          </table:table-cell>
          <table:table-cell table:number-columns-repeated="2" office:value-type="string" calcext:value-type="string">
            <text:p>yes</text:p>
          </table:table-cell>
          <table:table-cell table:style-name="ce20" table:formula="of:=SUM(IF(EXACT([.B21]; &quot;yes&quot;); 1; 0); IF(EXACT([.C21]; &quot;yes&quot;); 1; 0); IF(EXACT([.D21]; &quot;yes&quot;); 1; 0); IF(EXACT([.E21]; &quot;yes&quot;); 1; 0))" office:value-type="float" office:value="3" calcext:value-type="float">
            <text:p>3</text:p>
          </table:table-cell>
          <table:table-cell table:style-name="ce20" table:formula="of:=SUM(IF(EXACT([.B21]; &quot;maybe yes&quot;); 1; 0); IF(EXACT([.C21]; &quot;maybe yes&quot;); 1; 0); IF(EXACT([.D21]; &quot;maybe yes&quot;); 1; 0); IF(EXACT([.E21]; &quot;maybe yes&quot;); 1; 0))" office:value-type="float" office:value="1" calcext:value-type="float">
            <text:p>1</text:p>
          </table:table-cell>
          <table:table-cell table:style-name="ce20" table:formula="of:=SUM(IF(EXACT([.B21]; &quot;maybe no&quot;); 1; 0); IF(EXACT([.C21]; &quot;maybe no&quot;); 1; 0); IF(EXACT([.D21]; &quot;maybe no&quot;); 1; 0); IF(EXACT([.E21]; &quot;maybe no&quot;); 1; 0))" office:value-type="float" office:value="0" calcext:value-type="float">
            <text:p>0</text:p>
          </table:table-cell>
          <table:table-cell table:style-name="ce20" table:formula="of:=SUM(IF(EXACT([.B21]; &quot;no&quot;); 1; 0); IF(EXACT([.C21]; &quot;no&quot;); 1; 0); IF(EXACT([.D21]; &quot;no&quot;); 1; 0); IF(EXACT([.E21]; &quot;no&quot;); 1; 0))" office:value-type="float" office:value="0" calcext:value-type="float">
            <text:p>0</text:p>
          </table:table-cell>
          <table:table-cell table:style-name="ce20" table:formula="of:=SUM(IF(EXACT([.B21]; &quot;makes no sense&quot;); 1; 0); IF(EXACT([.C21]; &quot;makes no sense&quot;); 1; 0); IF(EXACT([.D21]; &quot;makes no sense&quot;); 1; 0); IF(EXACT([.E21]; &quot;makes no sense&quot;); 1; 0)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calcext:conditional-formats>
          <calcext:conditional-format calcext:target-range-address="counting_rows_ms_word_results.F2:counting_rows_ms_word_results.J2 counting_rows_ms_word_results.G4:counting_rows_ms_word_results.G2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3:counting_rows_ms_word_results.J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4:counting_rows_ms_word_results.J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5:counting_rows_ms_word_results.J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6:counting_rows_ms_word_results.J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7:counting_rows_ms_word_results.J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8:counting_rows_ms_word_results.J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9:counting_rows_ms_word_results.J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0:counting_rows_ms_word_results.J1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1:counting_rows_ms_word_results.J1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2:counting_rows_ms_word_results.J1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3:counting_rows_ms_word_results.J1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4:counting_rows_ms_word_results.J1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5:counting_rows_ms_word_results.J1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6:counting_rows_ms_word_results.J1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7:counting_rows_ms_word_results.J1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8:counting_rows_ms_word_results.J1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19:counting_rows_ms_word_results.J1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20:counting_rows_ms_word_results.J2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counting_rows_ms_word_results.F21:counting_rows_ms_word_results.J2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10:11:00.203076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10:52:30.730864269</dc:date>
    <meta:editing-duration>PT15M3S</meta:editing-duration>
    <meta:editing-cycles>5</meta:editing-cycles>
    <meta:generator>LibreOffice/5.2.7.2$Linux_X86_64 LibreOffice_project/20m0$Build-2</meta:generator>
    <meta:document-statistic meta:table-count="2" meta:cell-count="513" meta:object-count="0"/>
  </office:meta>
</office:document-meta>
</file>